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7mm" svg:height="90.05mm" svg:x="23.68mm" svg:y="84.47mm">
            <draw:object draw:notify-on-update-of-ranges="List1.C10:List1.I10 List1.B11:List1.B11 List1.C11:List1.I11 List1.B12:List1.B12 List1.C12:List1.I12 List1.B13:List1.B13 List1.C13:List1.I13 List1.B14:List1.B14 List1.C14:List1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Relativní chyba [%]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eps=0,25</text:p>
          </table:table-cell>
          <table:table-cell table:style-name="Default" office:value-type="string" calcext:value-type="string">
            <text:p>eps=0,5</text:p>
          </table:table-cell>
          <table:table-cell table:style-name="Default" office:value-type="string" calcext:value-type="string">
            <text:p>eps=0,75</text:p>
          </table:table-cell>
          <table:table-cell table:style-name="Default" office:value-type="string" calcext:value-type="string">
            <text:p>eps=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53872053872054" calcext:value-type="float">
            <text:p>0,0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33170255412342" calcext:value-type="float">
            <text:p>0,0033</text:p>
          </table:table-cell>
          <table:table-cell table:number-columns-repeated="2" office:value-type="float" office:value="0.0033170255412342" calcext:value-type="float">
            <text:p>0,0033</text:p>
          </table:table-cell>
          <table:table-cell office:value-type="float" office:value="0.053024936264278" calcext:value-type="float">
            <text:p>0,05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25695931477516" calcext:value-type="float">
            <text:p>0,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07380073800738" calcext:value-type="float">
            <text:p>0,0007</text:p>
          </table:table-cell>
          <table:table-cell table:number-columns-repeated="2" office:value-type="float" office:value="0.0044653069382856" calcext:value-type="float">
            <text:p>0,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6219673374224" calcext:value-type="float">
            <text:p>0,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87829700053234" calcext:value-type="float">
            <text:p>0,000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teoretická</text:p>
          </table:table-cell>
        </table:table-row>
        <table:table-row table:style-name="ro1">
          <table:table-cell/>
          <table:table-cell office:value-type="string" calcext:value-type="string">
            <text:p>eps=0,25</text:p>
          </table:table-cell>
          <table:table-cell office:value-type="float" office:value="0" calcext:value-type="float">
            <text:p>0</text:p>
          </table:table-cell>
          <table:table-cell office:value-type="float" office:value="0.083682008368201" calcext:value-type="float">
            <text:p>0,08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eps=0,5</text:p>
          </table:table-cell>
          <table:table-cell office:value-type="float" office:value="0" calcext:value-type="float">
            <text:p>0</text:p>
          </table:table-cell>
          <table:table-cell office:value-type="float" office:value="0.083682008368201" calcext:value-type="float">
            <text:p>0,08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3690036900369" calcext:value-type="float">
            <text:p>0,0369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  <table:table-cell table:style-name="ce4" office:value-type="float" office:value="50" calcext:value-type="float">
            <text:p>50,0000</text:p>
          </table:table-cell>
        </table:table-row>
        <table:table-row table:style-name="ro1">
          <table:table-cell/>
          <table:table-cell office:value-type="string" calcext:value-type="string">
            <text:p>eps=0,75</text:p>
          </table:table-cell>
          <table:table-cell office:value-type="float" office:value="0" calcext:value-type="float">
            <text:p>0</text:p>
          </table:table-cell>
          <table:table-cell office:value-type="float" office:value="0.083682008368201" calcext:value-type="float">
            <text:p>0,0837</text:p>
          </table:table-cell>
          <table:table-cell office:value-type="float" office:value="0.12847965738758" calcext:value-type="float">
            <text:p>0,1285</text:p>
          </table:table-cell>
          <table:table-cell office:value-type="float" office:value="0.099206349206349" calcext:value-type="float">
            <text:p>0,0992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  <table:table-cell table:style-name="ce4" office:value-type="float" office:value="75" calcext:value-type="float">
            <text:p>75,0000</text:p>
          </table:table-cell>
        </table:table-row>
        <table:table-row table:style-name="ro1">
          <table:table-cell/>
          <table:table-cell office:value-type="string" calcext:value-type="string">
            <text:p>eps=0,9</text:p>
          </table:table-cell>
          <table:table-cell table:style-name="ce4" office:value-type="float" office:value="2.6936026936027" calcext:value-type="float">
            <text:p>2,6936</text:p>
          </table:table-cell>
          <table:table-cell office:value-type="float" office:value="1.0810810810811" calcext:value-type="float">
            <text:p>1,0811</text:p>
          </table:table-cell>
          <table:table-cell office:value-type="float" office:value="0.12847965738758" calcext:value-type="float">
            <text:p>0,1285</text:p>
          </table:table-cell>
          <table:table-cell office:value-type="float" office:value="0.099206349206349" calcext:value-type="float">
            <text:p>0,0992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  <table:table-cell table:style-name="ce4" office:value-type="float" office:value="90" calcext:value-type="float">
            <text:p>90,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6:25:24.68254521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48:22.835460751</meta:creation-date>
    <dc:date>2015-11-11T16:47:43.633027535</dc:date>
    <meta:editing-duration>PT1H30M19S</meta:editing-duration>
    <meta:editing-cycles>10</meta:editing-cycles>
    <meta:generator>LibreOffice/4.4.5.2$Linux_X86_64 LibreOffice_project/4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814cm" svg:y="3.457cm" style:legend-expansion="high" chart:style-name="ch2"/>
        <chart:plot-area chart:style-name="ch3" table:cell-range-address="List1.B10:List1.I14" chart:data-source-has-labels="both" svg:x="0.319cm" svg:y="0.18cm" svg:width="13.176cm" svg:height="8.646cm">
          <chartooo:coordinate-region svg:x="1.126cm" svg:y="0.38cm" svg:width="12.369cm" svg:height="7.799cm"/>
          <chart:axis chart:dimension="x" chart:name="primary-x" chart:style-name="ch4" chartooo:axis-type="text">
            <chart:categories table:cell-range-address="List1.C10:List1.I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C11:List1.I11" chart:label-cell-address="List1.B11:List1.B11" chart:class="chart:bar">
            <chart:data-point chart:repeated="7"/>
          </chart:series>
          <chart:series chart:style-name="ch8" chart:values-cell-range-address="List1.C12:List1.I12" chart:label-cell-address="List1.B12:List1.B12" chart:class="chart:bar">
            <chart:data-point chart:repeated="7"/>
          </chart:series>
          <chart:series chart:style-name="ch9" chart:values-cell-range-address="List1.C13:List1.I13" chart:label-cell-address="List1.B13:List1.B13" chart:class="chart:bar">
            <chart:data-point chart:repeated="7"/>
          </chart:series>
          <chart:series chart:style-name="ch10" chart:values-cell-range-address="List1.C14:List1.I14" chart:label-cell-address="List1.B14:List1.B1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0:List1.I1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string">
                <text:p>teoretická</text:p>
              </table:table-cell>
            </table:table-row>
          </table:table-header-rows>
          <table:table-rows>
            <table:table-row>
              <table:table-cell office:value-type="string">
                <text:p>eps=0,25</text:p>
                <draw:g>
                  <svg:desc>List1.B11:List1.B11</svg:desc>
                </draw:g>
              </table:table-cell>
              <table:table-cell office:value-type="float" office:value="0">
                <text:p>0</text:p>
                <draw:g>
                  <svg:desc>List1.C11:List1.I11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ps=0,5</text:p>
                <draw:g>
                  <svg:desc>List1.B12:List1.B12</svg:desc>
                </draw:g>
              </table:table-cell>
              <table:table-cell office:value-type="float" office:value="0">
                <text:p>0</text:p>
                <draw:g>
                  <svg:desc>List1.C12:List1.I12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">
                <text:p>0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eps=0,75</text:p>
                <draw:g>
                  <svg:desc>List1.B13:List1.B13</svg:desc>
                </draw:g>
              </table:table-cell>
              <table:table-cell office:value-type="float" office:value="0">
                <text:p>0</text:p>
                <draw:g>
                  <svg:desc>List1.C13:List1.I13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.12847965738758">
                <text:p>0.12847965738758</text:p>
              </table:table-cell>
              <table:table-cell office:value-type="float" office:value="0.099206349206349">
                <text:p>0.09920634920634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eps=0,9</text:p>
                <draw:g>
                  <svg:desc>List1.B14:List1.B14</svg:desc>
                </draw:g>
              </table:table-cell>
              <table:table-cell office:value-type="float" office:value="2.6936026936027">
                <text:p>2.6936026936027</text:p>
                <draw:g>
                  <svg:desc>List1.C14:List1.I14</svg:desc>
                </draw:g>
              </table:table-cell>
              <table:table-cell office:value-type="float" office:value="1.0810810810811">
                <text:p>1.0810810810811</text:p>
              </table:table-cell>
              <table:table-cell office:value-type="float" office:value="0.12847965738758">
                <text:p>0.12847965738758</text:p>
              </table:table-cell>
              <table:table-cell office:value-type="float" office:value="0.099206349206349">
                <text:p>0.09920634920634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